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29cm"/>
    </style:style>
    <style:style style:name="co2" style:family="table-column">
      <style:table-column-properties fo:break-before="auto" style:column-width="0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0.395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0.441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536cm"/>
    </style:style>
    <style:style style:name="co11" style:family="table-column">
      <style:table-column-properties fo:break-before="auto" style:column-width="2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14" style:family="table-cell" style:parent-style-name="Default" style:data-style-name="N11"/>
    <style:style style:name="ce7" style:family="table-cell" style:parent-style-name="Default" style:data-style-name="N11">
      <style:table-cell-properties fo:background-color="#f6f9d4"/>
    </style:style>
    <style:style style:name="ce16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ffff00"/>
    </style:style>
    <style:style style:name="ce31" style:family="table-cell" style:parent-style-name="Default" style:data-style-name="N4">
      <style:table-cell-properties fo:background-color="transparent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4">
      <style:table-cell-properties fo:background-color="#ff8080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4">
      <style:table-cell-properties fo:background-color="#aecf00"/>
    </style:style>
  </office:automatic-styles>
  <office:body>
    <office:spreadsheet>
      <table:calculation-settings table:automatic-find-labels="false" table:use-regular-expressions="false" table:use-wildcards="true"/>
      <table:table table:name="Beispiel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ce3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ce3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16361" table:default-cell-style-name="Default"/>
        <table:table-row table:style-name="ro1">
          <table:table-cell table:number-columns-repeated="2"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/>
          <table:table-cell table:style-name="ce11"/>
          <table:table-cell table:style-name="ce14" office:value-type="string" calcext:value-type="string">
            <text:p>bis Rente</text:p>
          </table:table-cell>
          <table:table-cell table:style-name="ce20" office:value-type="string" calcext:value-type="string">
            <text:p>in Rente</text:p>
          </table:table-cell>
          <table:table-cell table:number-columns-repeated="2"/>
          <table:table-cell office:value-type="string" calcext:value-type="string">
            <text:p>Inflation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11"/>
          <table:table-cell table:number-columns-repeated="2" table:style-name="ce7" office:value-type="percentage" office:value="0.01" calcext:value-type="percentage">
            <text:p>1,00 %</text:p>
          </table:table-cell>
          <table:table-cell office:value-type="float" office:value="2400" calcext:value-type="float">
            <text:p>2400</text:p>
          </table:table-cell>
          <table:table-cell table:style-name="ce11"/>
          <table:table-cell table:style-name="ce14" office:value-type="percentage" office:value="0" calcext:value-type="percentage">
            <text:p>0,00 %</text:p>
          </table:table-cell>
          <table:table-cell table:style-name="ce20" office:value-type="percentage" office:value="0" calcext:value-type="percentage">
            <text:p>0,00 %</text:p>
          </table:table-cell>
          <table:table-cell office:value-type="float" office:value="2400" calcext:value-type="float">
            <text:p>2400</text:p>
          </table:table-cell>
          <table:table-cell table:style-name="ce11"/>
          <table:table-cell table:style-name="ce14" office:value-type="percentage" office:value="0.075" calcext:value-type="percentage">
            <text:p>7,50 %</text:p>
          </table:table-cell>
          <table:table-cell table:style-name="ce20" office:value-type="percentage" office:value="0.04" calcext:value-type="percentage">
            <text:p>4,00 %</text:p>
          </table:table-cell>
          <table:table-cell table:style-name="ce3" office:value-type="float" office:value="24000" calcext:value-type="float">
            <text:p>24.000,00</text:p>
          </table:table-cell>
          <table:table-cell/>
          <table:table-cell table:style-name="ce7" office:value-type="percentage" office:value="0.045" calcext:value-type="percentage">
            <text:p>4,50 %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staatliche Rente</text:p>
          </table:table-cell>
          <table:covered-table-cell table:style-name="ce16"/>
          <table:covered-table-cell table:style-name="ce8"/>
          <table:covered-table-cell/>
          <table:table-cell table:style-name="ce21" office:value-type="string" calcext:value-type="string" table:number-columns-spanned="4" table:number-rows-spanned="1">
            <text:p>Direktversicherung</text:p>
          </table:table-cell>
          <table:covered-table-cell table:style-name="ce16"/>
          <table:covered-table-cell table:style-name="ce8"/>
          <table:covered-table-cell/>
          <table:table-cell table:style-name="ce22" office:value-type="string" calcext:value-type="string" table:number-columns-spanned="4" table:number-rows-spanned="1">
            <text:p>Dividenten</text:p>
          </table:table-cell>
          <table:covered-table-cell table:style-name="ce16"/>
          <table:covered-table-cell table:style-name="ce8"/>
          <table:covered-table-cell/>
          <table:table-cell/>
          <table:table-cell table:style-name="ce23" office:value-type="string" calcext:value-type="string" table:number-columns-spanned="3" table:number-rows-spanned="1">
            <text:p>Ausgaben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2"/>
          <table:table-cell table:style-name="ce11"/>
          <table:table-cell table:formula="of:=[.F2]*(1-0.146)" office:value-type="float" office:value="2049.6" calcext:value-type="float">
            <text:p>2.049,60</text:p>
          </table:table-cell>
          <table:table-cell table:style-name="ce8" office:value-type="string" calcext:value-type="string">
            <text:p>pro Monat</text:p>
          </table:table-cell>
          <table:table-cell/>
          <table:table-cell table:style-name="ce11"/>
          <table:table-cell table:formula="of:=[.J2]/12" office:value-type="float" office:value="200" calcext:value-type="float">
            <text:p>200,00</text:p>
          </table:table-cell>
          <table:table-cell table:style-name="ce8" office:value-type="string" calcext:value-type="string">
            <text:p>pro Monat</text:p>
          </table:table-cell>
          <table:table-cell/>
          <table:table-cell table:style-name="ce11"/>
          <table:table-cell table:formula="of:=([.N2]*(1 -0.26375))/12" office:value-type="float" office:value="1472.5" calcext:value-type="float">
            <text:p>1.472,50</text:p>
          </table:table-cell>
          <table:table-cell table:style-name="ce8" office:value-type="string" calcext:value-type="string">
            <text:p>pro Monat</text:p>
          </table:table-cell>
          <table:table-cell table:number-columns-repeated="2"/>
          <table:table-cell office:value-type="float" office:value="2800" calcext:value-type="float">
            <text:p>2.800,00</text:p>
          </table:table-cell>
          <table:table-cell table:style-name="ce8" office:value-type="string" calcext:value-type="string">
            <text:p>pro Monat</text:p>
          </table:table-cell>
          <table:table-cell table:number-columns-repeated="3"/>
          <table:table-cell table:style-name="ce24" office:value-type="string" calcext:value-type="string">
            <text:p>Saldo mit 90</text:p>
          </table:table-cell>
          <table:table-cell table:style-name="ce24" table:formula="of:=[.V40]" office:value-type="float" office:value="40145.9247464193" calcext:value-type="float">
            <text:p>40.145,92</text:p>
          </table:table-cell>
          <table:table-cell table:number-columns-repeated="16362"/>
        </table:table-row>
        <table:table-row table:style-name="ro1">
          <table:table-cell table:style-name="ce1" office:value-type="string" calcext:value-type="string">
            <text:p>Alter</text:p>
          </table:table-cell>
          <table:table-cell table:style-name="ce1" office:value-type="string" calcext:value-type="string">
            <text:p>Jahr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Rente bis</text:p>
          </table:table-cell>
          <table:table-cell table:style-name="ce1" office:value-type="string" calcext:value-type="string">
            <text:p>Rente ab</text:p>
          </table:table-cell>
          <table:table-cell table:style-name="ce1" office:value-type="string" calcext:value-type="string">
            <text:p>Rente_sum</text:p>
          </table:table-cell>
          <table:table-cell table:style-name="ce1"/>
          <table:table-cell table:style-name="ce4" office:value-type="string" calcext:value-type="string">
            <text:p>Ausg_mon</text:p>
          </table:table-cell>
          <table:table-cell table:style-name="ce1" office:value-type="string" calcext:value-type="string">
            <text:p>Ausg_jahr</text:p>
          </table:table-cell>
          <table:table-cell table:style-name="ce1" office:value-type="string" calcext:value-type="string">
            <text:p>Ausg_sum</text:p>
          </table:table-cell>
          <table:table-cell table:style-name="ce1" table:number-columns-repeated="2"/>
          <table:table-cell table:style-name="ce4" office:value-type="string" calcext:value-type="string">
            <text:p>Diff_jahr</text:p>
          </table:table-cell>
          <table:table-cell table:style-name="ce4" office:value-type="string" calcext:value-type="string">
            <text:p>Diff_sum</text:p>
          </table:table-cell>
          <table:table-cell table:style-name="ce1" table:number-columns-repeated="16353"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25" calcext:value-type="float">
            <text:p>2025</text:p>
          </table:table-cell>
          <table:table-cell/>
          <table:table-cell table:formula="of:=12*[.D4]" office:value-type="float" office:value="24595.2" calcext:value-type="float">
            <text:p>24.595,20</text:p>
          </table:table-cell>
          <table:table-cell table:number-columns-repeated="3"/>
          <table:table-cell table:formula="of:=12*[.H4]" office:value-type="float" office:value="2400" calcext:value-type="float">
            <text:p>2.400,00</text:p>
          </table:table-cell>
          <table:table-cell table:number-columns-repeated="3"/>
          <table:table-cell table:formula="of:=12*[.L4]" office:value-type="float" office:value="17670" calcext:value-type="float">
            <text:p>17.670,00</text:p>
          </table:table-cell>
          <table:table-cell table:number-columns-repeated="3"/>
          <table:table-cell table:formula="of:=[.P4]" office:value-type="float" office:value="2800" calcext:value-type="float">
            <text:p>2.800,00</text:p>
          </table:table-cell>
          <table:table-cell table:style-name="ce3" table:formula="of:=[.P6]*12" office:value-type="float" office:value="33600" calcext:value-type="float">
            <text:p>33.600,00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D6]+([.D6]*[.$D$2])" office:value-type="float" office:value="24841.152" calcext:value-type="float">
            <text:p>24.841,15</text:p>
          </table:table-cell>
          <table:table-cell table:number-columns-repeated="3"/>
          <table:table-cell table:formula="of:=[.H6]+([.H6]*[.$H$2])" office:value-type="float" office:value="2400" calcext:value-type="float">
            <text:p>2.400,00</text:p>
          </table:table-cell>
          <table:table-cell table:number-columns-repeated="3"/>
          <table:table-cell table:formula="of:=[.L6]+([.L6]*[.$L$2])" office:value-type="float" office:value="18995.25" calcext:value-type="float">
            <text:p>18.995,25</text:p>
          </table:table-cell>
          <table:table-cell table:number-columns-repeated="3"/>
          <table:table-cell table:formula="of:=[.P6]+([.P6]*[.$P$2])" office:value-type="float" office:value="2926" calcext:value-type="float">
            <text:p>2.926,00</text:p>
          </table:table-cell>
          <table:table-cell table:style-name="ce3" table:formula="of:=[.Q6]+([.Q6]*[.$P$2])" office:value-type="float" office:value="35112" calcext:value-type="float">
            <text:p>35.112,00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7" calcext:value-type="float">
            <text:p>2027</text:p>
          </table:table-cell>
          <table:table-cell/>
          <table:table-cell table:formula="of:=[.D7]+([.D7]*[.$D$2])" office:value-type="float" office:value="25089.56352" calcext:value-type="float">
            <text:p>25.089,56</text:p>
          </table:table-cell>
          <table:table-cell table:number-columns-repeated="3"/>
          <table:table-cell table:formula="of:=[.H7]+([.H7]*[.$H$2])" office:value-type="float" office:value="2400" calcext:value-type="float">
            <text:p>2.400,00</text:p>
          </table:table-cell>
          <table:table-cell table:number-columns-repeated="3"/>
          <table:table-cell table:formula="of:=[.L7]+([.L7]*[.$L$2])" office:value-type="float" office:value="20419.89375" calcext:value-type="float">
            <text:p>20.419,89</text:p>
          </table:table-cell>
          <table:table-cell table:number-columns-repeated="3"/>
          <table:table-cell table:formula="of:=[.P7]+([.P7]*[.$P$2])" office:value-type="float" office:value="3057.67" calcext:value-type="float">
            <text:p>3.057,67</text:p>
          </table:table-cell>
          <table:table-cell table:style-name="ce3" table:formula="of:=[.Q7]+([.Q7]*[.$P$2])" office:value-type="float" office:value="36692.04" calcext:value-type="float">
            <text:p>36.692,04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8" calcext:value-type="float">
            <text:p>2028</text:p>
          </table:table-cell>
          <table:table-cell/>
          <table:table-cell table:formula="of:=[.D8]+([.D8]*[.$D$2])" office:value-type="float" office:value="25340.4591552" calcext:value-type="float">
            <text:p>25.340,46</text:p>
          </table:table-cell>
          <table:table-cell table:number-columns-repeated="3"/>
          <table:table-cell table:formula="of:=[.H8]+([.H8]*[.$H$2])" office:value-type="float" office:value="2400" calcext:value-type="float">
            <text:p>2.400,00</text:p>
          </table:table-cell>
          <table:table-cell table:number-columns-repeated="3"/>
          <table:table-cell table:formula="of:=[.L8]+([.L8]*[.$L$2])" office:value-type="float" office:value="21951.38578125" calcext:value-type="float">
            <text:p>21.951,39</text:p>
          </table:table-cell>
          <table:table-cell table:number-columns-repeated="3"/>
          <table:table-cell table:formula="of:=[.P8]+([.P8]*[.$P$2])" office:value-type="float" office:value="3195.26515" calcext:value-type="float">
            <text:p>3.195,27</text:p>
          </table:table-cell>
          <table:table-cell table:style-name="ce3" table:formula="of:=[.Q8]+([.Q8]*[.$P$2])" office:value-type="float" office:value="38343.1818" calcext:value-type="float">
            <text:p>38.343,18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9" calcext:value-type="float">
            <text:p>2029</text:p>
          </table:table-cell>
          <table:table-cell/>
          <table:table-cell table:formula="of:=[.D9]+([.D9]*[.$D$2])" office:value-type="float" office:value="25593.863746752" calcext:value-type="float">
            <text:p>25.593,86</text:p>
          </table:table-cell>
          <table:table-cell table:number-columns-repeated="3"/>
          <table:table-cell table:formula="of:=[.H9]+([.H9]*[.$H$2])" office:value-type="float" office:value="2400" calcext:value-type="float">
            <text:p>2.400,00</text:p>
          </table:table-cell>
          <table:table-cell table:number-columns-repeated="3"/>
          <table:table-cell table:formula="of:=[.L9]+([.L9]*[.$L$2])" office:value-type="float" office:value="23597.7397148438" calcext:value-type="float">
            <text:p>23.597,74</text:p>
          </table:table-cell>
          <table:table-cell table:number-columns-repeated="3"/>
          <table:table-cell table:formula="of:=[.P9]+([.P9]*[.$P$2])" office:value-type="float" office:value="3339.05208175" calcext:value-type="float">
            <text:p>3.339,05</text:p>
          </table:table-cell>
          <table:table-cell table:style-name="ce3" table:formula="of:=[.Q9]+([.Q9]*[.$P$2])" office:value-type="float" office:value="40068.624981" calcext:value-type="float">
            <text:p>40.068,62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D10]+([.D10]*[.$D$2])" office:value-type="float" office:value="25849.8023842195" calcext:value-type="float">
            <text:p>25.849,80</text:p>
          </table:table-cell>
          <table:table-cell table:number-columns-repeated="3"/>
          <table:table-cell table:formula="of:=[.H10]+([.H10]*[.$H$2])" office:value-type="float" office:value="2400" calcext:value-type="float">
            <text:p>2.400,00</text:p>
          </table:table-cell>
          <table:table-cell table:number-columns-repeated="3"/>
          <table:table-cell table:formula="of:=[.L10]+([.L10]*[.$L$2])" office:value-type="float" office:value="25367.570193457" calcext:value-type="float">
            <text:p>25.367,57</text:p>
          </table:table-cell>
          <table:table-cell table:number-columns-repeated="3"/>
          <table:table-cell table:formula="of:=[.P10]+([.P10]*[.$P$2])" office:value-type="float" office:value="3489.30942542875" calcext:value-type="float">
            <text:p>3.489,31</text:p>
          </table:table-cell>
          <table:table-cell table:style-name="ce3" table:formula="of:=[.Q10]+([.Q10]*[.$P$2])" office:value-type="float" office:value="41871.713105145" calcext:value-type="float">
            <text:p>41.871,71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D11]+([.D11]*[.$D$2])" office:value-type="float" office:value="26108.3004080617" calcext:value-type="float">
            <text:p>26.108,30</text:p>
          </table:table-cell>
          <table:table-cell table:number-columns-repeated="3"/>
          <table:table-cell table:formula="of:=[.H11]+([.H11]*[.$H$2])" office:value-type="float" office:value="2400" calcext:value-type="float">
            <text:p>2.400,00</text:p>
          </table:table-cell>
          <table:table-cell table:number-columns-repeated="3"/>
          <table:table-cell table:formula="of:=[.L11]+([.L11]*[.$L$2])" office:value-type="float" office:value="27270.1379579663" calcext:value-type="float">
            <text:p>27.270,14</text:p>
          </table:table-cell>
          <table:table-cell table:number-columns-repeated="3"/>
          <table:table-cell table:formula="of:=[.P11]+([.P11]*[.$P$2])" office:value-type="float" office:value="3646.32834957304" calcext:value-type="float">
            <text:p>3.646,33</text:p>
          </table:table-cell>
          <table:table-cell table:style-name="ce3" table:formula="of:=[.Q11]+([.Q11]*[.$P$2])" office:value-type="float" office:value="43755.9401948765" calcext:value-type="float">
            <text:p>43.755,94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32" calcext:value-type="float">
            <text:p>2032</text:p>
          </table:table-cell>
          <table:table-cell/>
          <table:table-cell table:formula="of:=[.D12]+([.D12]*[.$D$2])" office:value-type="float" office:value="26369.3834121423" calcext:value-type="float">
            <text:p>26.369,38</text:p>
          </table:table-cell>
          <table:table-cell table:number-columns-repeated="3"/>
          <table:table-cell table:formula="of:=[.H12]+([.H12]*[.$H$2])" office:value-type="float" office:value="2400" calcext:value-type="float">
            <text:p>2.400,00</text:p>
          </table:table-cell>
          <table:table-cell table:number-columns-repeated="3"/>
          <table:table-cell table:formula="of:=[.L12]+([.L12]*[.$L$2])" office:value-type="float" office:value="29315.3983048138" calcext:value-type="float">
            <text:p>29.315,40</text:p>
          </table:table-cell>
          <table:table-cell table:number-columns-repeated="3"/>
          <table:table-cell table:formula="of:=[.P12]+([.P12]*[.$P$2])" office:value-type="float" office:value="3810.41312530383" calcext:value-type="float">
            <text:p>3.810,41</text:p>
          </table:table-cell>
          <table:table-cell table:style-name="ce3" table:formula="of:=[.Q12]+([.Q12]*[.$P$2])" office:value-type="float" office:value="45724.957503646" calcext:value-type="float">
            <text:p>45.724,96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33" calcext:value-type="float">
            <text:p>2033</text:p>
          </table:table-cell>
          <table:table-cell/>
          <table:table-cell table:formula="of:=[.D13]+([.D13]*[.$D$2])" office:value-type="float" office:value="26633.0772462638" calcext:value-type="float">
            <text:p>26.633,08</text:p>
          </table:table-cell>
          <table:table-cell table:number-columns-repeated="3"/>
          <table:table-cell table:formula="of:=[.H13]+([.H13]*[.$H$2])" office:value-type="float" office:value="2400" calcext:value-type="float">
            <text:p>2.400,00</text:p>
          </table:table-cell>
          <table:table-cell table:number-columns-repeated="3"/>
          <table:table-cell table:formula="of:=[.L13]+([.L13]*[.$L$2])" office:value-type="float" office:value="31514.0531776748" calcext:value-type="float">
            <text:p>31.514,05</text:p>
          </table:table-cell>
          <table:table-cell table:number-columns-repeated="3"/>
          <table:table-cell table:formula="of:=[.P13]+([.P13]*[.$P$2])" office:value-type="float" office:value="3981.8817159425" calcext:value-type="float">
            <text:p>3.981,88</text:p>
          </table:table-cell>
          <table:table-cell table:style-name="ce3" table:formula="of:=[.Q13]+([.Q13]*[.$P$2])" office:value-type="float" office:value="47782.58059131" calcext:value-type="float">
            <text:p>47.782,58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34" calcext:value-type="float">
            <text:p>2034</text:p>
          </table:table-cell>
          <table:table-cell/>
          <table:table-cell table:formula="of:=[.D14]+([.D14]*[.$D$2])" office:value-type="float" office:value="26899.4080187264" calcext:value-type="float">
            <text:p>26.899,41</text:p>
          </table:table-cell>
          <table:table-cell table:number-columns-repeated="3"/>
          <table:table-cell table:formula="of:=[.H14]+([.H14]*[.$H$2])" office:value-type="float" office:value="2400" calcext:value-type="float">
            <text:p>2.400,00</text:p>
          </table:table-cell>
          <table:table-cell table:number-columns-repeated="3"/>
          <table:table-cell table:formula="of:=[.L14]+([.L14]*[.$L$2])" office:value-type="float" office:value="33877.6071660004" calcext:value-type="float">
            <text:p>33.877,61</text:p>
          </table:table-cell>
          <table:table-cell table:number-columns-repeated="3"/>
          <table:table-cell table:formula="of:=[.P14]+([.P14]*[.$P$2])" office:value-type="float" office:value="4161.06639315992" calcext:value-type="float">
            <text:p>4.161,07</text:p>
          </table:table-cell>
          <table:table-cell table:style-name="ce3" table:formula="of:=[.Q14]+([.Q14]*[.$P$2])" office:value-type="float" office:value="49932.796717919" calcext:value-type="float">
            <text:p>49.932,80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5" calcext:value-type="float">
            <text:p>2035</text:p>
          </table:table-cell>
          <table:table-cell/>
          <table:table-cell table:formula="of:=[.D15]+([.D15]*[.$D$2])" office:value-type="float" office:value="27168.4020989137" calcext:value-type="float">
            <text:p>27.168,40</text:p>
          </table:table-cell>
          <table:table-cell table:number-columns-repeated="3"/>
          <table:table-cell table:formula="of:=[.H15]+([.H15]*[.$H$2])" office:value-type="float" office:value="2400" calcext:value-type="float">
            <text:p>2.400,00</text:p>
          </table:table-cell>
          <table:table-cell table:number-columns-repeated="3"/>
          <table:table-cell table:formula="of:=[.L15]+([.L15]*[.$L$2])" office:value-type="float" office:value="36418.4277034505" calcext:value-type="float">
            <text:p>36.418,43</text:p>
          </table:table-cell>
          <table:table-cell table:number-columns-repeated="3"/>
          <table:table-cell table:formula="of:=[.P15]+([.P15]*[.$P$2])" office:value-type="float" office:value="4348.31438085211" calcext:value-type="float">
            <text:p>4.348,31</text:p>
          </table:table-cell>
          <table:table-cell table:style-name="ce3" table:formula="of:=[.Q15]+([.Q15]*[.$P$2])" office:value-type="float" office:value="52179.7725702253" calcext:value-type="float">
            <text:p>52.179,77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036" calcext:value-type="float">
            <text:p>2036</text:p>
          </table:table-cell>
          <table:table-cell table:style-name="ce2"/>
          <table:table-cell table:style-name="ce5" table:formula="of:=[.D16]+([.D16]*[.$D$2])" office:value-type="float" office:value="27440.0861199028" calcext:value-type="float">
            <text:p>27.440,09</text:p>
          </table:table-cell>
          <table:table-cell table:style-name="ce5" table:formula="of:=[.D17]/12" office:value-type="float" office:value="2286.67384332523" calcext:value-type="float">
            <text:p>2.286,67</text:p>
          </table:table-cell>
          <table:table-cell table:style-name="ce5"/>
          <table:table-cell table:style-name="ce2"/>
          <table:table-cell table:style-name="ce5" table:formula="of:=[.H16]+([.H16]*[.$H$2])" office:value-type="float" office:value="2400" calcext:value-type="float">
            <text:p>2.400,00</text:p>
          </table:table-cell>
          <table:table-cell table:style-name="ce5" table:formula="of:=[.H17]/12" office:value-type="float" office:value="200" calcext:value-type="float">
            <text:p>200,00</text:p>
          </table:table-cell>
          <table:table-cell table:style-name="ce5"/>
          <table:table-cell table:style-name="ce2"/>
          <table:table-cell table:style-name="ce5" table:formula="of:=[.L16]+([.L16]*[.$L$2])" office:value-type="float" office:value="39149.8097812092" calcext:value-type="float">
            <text:p>39.149,81</text:p>
          </table:table-cell>
          <table:table-cell table:style-name="ce31" table:formula="of:=[.L17]/12" office:value-type="float" office:value="3262.4841484341" calcext:value-type="float">
            <text:p>3.262,48</text:p>
          </table:table-cell>
          <table:table-cell table:style-name="ce31"/>
          <table:table-cell table:style-name="ce2"/>
          <table:table-cell table:style-name="ce5" table:formula="of:=[.P16]+([.P16]*[.$P$2])" office:value-type="float" office:value="4543.98852799046" calcext:value-type="float">
            <text:p>4.543,99</text:p>
          </table:table-cell>
          <table:table-cell table:style-name="ce5" table:formula="of:=[.Q16]+([.Q16]*[.$P$2])" office:value-type="float" office:value="54527.8623358855" calcext:value-type="float">
            <text:p>54.527,86</text:p>
          </table:table-cell>
          <table:table-cell table:style-name="ce5" table:number-columns-repeated="2"/>
          <table:table-cell table:style-name="ce2"/>
          <table:table-cell table:style-name="ce5" table:number-columns-repeated="2"/>
          <table:table-cell table:style-name="ce2" table:number-columns-repeated="1636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3" office:value-type="float" office:value="2037" calcext:value-type="float">
            <text:p>2037</text:p>
          </table:table-cell>
          <table:table-cell table:style-name="ce19"/>
          <table:table-cell table:style-name="ce31"/>
          <table:table-cell table:style-name="ce3" table:formula="of:=[.D17]+([.D17]*[.$E$2])" office:value-type="float" office:value="27714.4869811018" calcext:value-type="float">
            <text:p>27.714,49</text:p>
          </table:table-cell>
          <table:table-cell table:style-name="ce3" table:formula="of:=[.F17]+[.E18]" office:value-type="float" office:value="27714.4869811018" calcext:value-type="float">
            <text:p>27.714,49</text:p>
          </table:table-cell>
          <table:table-cell table:style-name="ce19"/>
          <table:table-cell table:style-name="Default"/>
          <table:table-cell table:style-name="ce3" table:formula="of:=[.H17]+([.H17]*[.$I$2])" office:value-type="float" office:value="2400" calcext:value-type="float">
            <text:p>2.400,00</text:p>
          </table:table-cell>
          <table:table-cell table:style-name="ce3" table:formula="of:=[.J17]+[.I18]" office:value-type="float" office:value="2400" calcext:value-type="float">
            <text:p>2.400,00</text:p>
          </table:table-cell>
          <table:table-cell table:style-name="ce19"/>
          <table:table-cell table:style-name="ce31"/>
          <table:table-cell table:style-name="ce3" table:formula="of:=[.L17]+([.L17]*[.$M$2])" office:value-type="float" office:value="40715.8021724576" calcext:value-type="float">
            <text:p>40.715,80</text:p>
          </table:table-cell>
          <table:table-cell table:style-name="ce3" table:formula="of:=[.N17]+[.M18]" office:value-type="float" office:value="40715.8021724576" calcext:value-type="float">
            <text:p>40.715,80</text:p>
          </table:table-cell>
          <table:table-cell table:style-name="ce31"/>
          <table:table-cell table:style-name="ce31" table:formula="of:=[.P17]+([.P17]*[.$P$2])" office:value-type="float" office:value="4748.46801175003" calcext:value-type="float">
            <text:p>4.748,47</text:p>
          </table:table-cell>
          <table:table-cell table:style-name="ce31" table:formula="of:=[.Q17]+([.Q17]*[.$P$2])" office:value-type="float" office:value="56981.6161410003" calcext:value-type="float">
            <text:p>56.981,62</text:p>
          </table:table-cell>
          <table:table-cell table:style-name="ce3" table:formula="of:=[.Q18]+[.R17]" office:value-type="float" office:value="56981.6161410003" calcext:value-type="float">
            <text:p>56.981,62</text:p>
          </table:table-cell>
          <table:table-cell table:style-name="ce31"/>
          <table:table-cell table:style-name="ce19"/>
          <table:table-cell table:formula="of:=SUM([.E18];[.I18];[.M18])-[.Q18]" office:value-type="float" office:value="13848.6730125591" calcext:value-type="float">
            <text:p>13.848,67</text:p>
          </table:table-cell>
          <table:table-cell table:formula="of:=SUM([.F18];[.J18];[.N18])-[.R18]" office:value-type="float" office:value="13848.6730125591" calcext:value-type="float">
            <text:p>13.848,67</text:p>
          </table:table-cell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3" office:value-type="float" office:value="2038" calcext:value-type="float">
            <text:p>2038</text:p>
          </table:table-cell>
          <table:table-cell table:style-name="ce19"/>
          <table:table-cell table:style-name="ce31"/>
          <table:table-cell table:style-name="ce3" table:formula="of:=[.E18]+([.E18]*[.$E$2])" office:value-type="float" office:value="27991.6318509128" calcext:value-type="float">
            <text:p>27.991,63</text:p>
          </table:table-cell>
          <table:table-cell table:style-name="ce3" table:formula="of:=[.F18]+[.E19]" office:value-type="float" office:value="55706.1188320147" calcext:value-type="float">
            <text:p>55.706,12</text:p>
          </table:table-cell>
          <table:table-cell table:style-name="ce19"/>
          <table:table-cell table:style-name="Default"/>
          <table:table-cell table:style-name="ce3" table:formula="of:=[.I18]+([.I18]*[.$I$2])" office:value-type="float" office:value="2400" calcext:value-type="float">
            <text:p>2.400,00</text:p>
          </table:table-cell>
          <table:table-cell table:style-name="ce3" table:formula="of:=[.J18]+[.I19]" office:value-type="float" office:value="4800" calcext:value-type="float">
            <text:p>4.800,00</text:p>
          </table:table-cell>
          <table:table-cell table:style-name="ce19"/>
          <table:table-cell table:style-name="ce31"/>
          <table:table-cell table:style-name="ce3" table:formula="of:=[.M18]+([.M18]*[.$M$2])" office:value-type="float" office:value="42344.4342593559" calcext:value-type="float">
            <text:p>42.344,43</text:p>
          </table:table-cell>
          <table:table-cell table:style-name="ce3" table:formula="of:=[.N18]+[.M19]" office:value-type="float" office:value="83060.2364318135" calcext:value-type="float">
            <text:p>83.060,24</text:p>
          </table:table-cell>
          <table:table-cell table:style-name="ce31"/>
          <table:table-cell table:style-name="ce31" table:formula="of:=[.P18]+([.P18]*[.$P$2])" office:value-type="float" office:value="4962.14907227878" calcext:value-type="float">
            <text:p>4.962,15</text:p>
          </table:table-cell>
          <table:table-cell table:style-name="ce31" table:formula="of:=[.Q18]+([.Q18]*[.$P$2])" office:value-type="float" office:value="59545.7888673453" calcext:value-type="float">
            <text:p>59.545,79</text:p>
          </table:table-cell>
          <table:table-cell table:style-name="ce3" table:formula="of:=[.Q19]+[.R18]" office:value-type="float" office:value="116527.405008346" calcext:value-type="float">
            <text:p>116.527,41</text:p>
          </table:table-cell>
          <table:table-cell table:style-name="ce31"/>
          <table:table-cell table:style-name="ce19"/>
          <table:table-cell table:formula="of:=SUM([.E19];[.I19];[.M19])-[.Q19]" office:value-type="float" office:value="13190.2772429234" calcext:value-type="float">
            <text:p>13.190,28</text:p>
          </table:table-cell>
          <table:table-cell table:formula="of:=SUM([.F19];[.J19];[.N19])-[.R19]" office:value-type="float" office:value="27038.9502554825" calcext:value-type="float">
            <text:p>27.038,95</text:p>
          </table:table-cell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3" office:value-type="float" office:value="2039" calcext:value-type="float">
            <text:p>2039</text:p>
          </table:table-cell>
          <table:table-cell table:style-name="ce19"/>
          <table:table-cell table:style-name="ce31"/>
          <table:table-cell table:style-name="ce3" table:formula="of:=[.E19]+([.E19]*[.$E$2])" office:value-type="float" office:value="28271.548169422" calcext:value-type="float">
            <text:p>28.271,55</text:p>
          </table:table-cell>
          <table:table-cell table:style-name="ce3" table:formula="of:=[.F19]+[.E20]" office:value-type="float" office:value="83977.6670014366" calcext:value-type="float">
            <text:p>83.977,67</text:p>
          </table:table-cell>
          <table:table-cell table:style-name="ce19"/>
          <table:table-cell table:style-name="ce31"/>
          <table:table-cell table:style-name="ce3" table:formula="of:=[.I19]+([.I19]*[.$I$2])" office:value-type="float" office:value="2400" calcext:value-type="float">
            <text:p>2.400,00</text:p>
          </table:table-cell>
          <table:table-cell table:style-name="ce3" table:formula="of:=[.J19]+[.I20]" office:value-type="float" office:value="7200" calcext:value-type="float">
            <text:p>7.200,00</text:p>
          </table:table-cell>
          <table:table-cell table:style-name="ce19"/>
          <table:table-cell table:style-name="ce31"/>
          <table:table-cell table:style-name="ce3" table:formula="of:=[.M19]+([.M19]*[.$M$2])" office:value-type="float" office:value="44038.2116297302" calcext:value-type="float">
            <text:p>44.038,21</text:p>
          </table:table-cell>
          <table:table-cell table:style-name="ce3" table:formula="of:=[.N19]+[.M20]" office:value-type="float" office:value="127098.448061544" calcext:value-type="float">
            <text:p>127.098,45</text:p>
          </table:table-cell>
          <table:table-cell table:style-name="ce31"/>
          <table:table-cell table:style-name="ce31" table:formula="of:=[.P19]+([.P19]*[.$P$2])" office:value-type="float" office:value="5185.44578053132" calcext:value-type="float">
            <text:p>5.185,45</text:p>
          </table:table-cell>
          <table:table-cell table:style-name="ce31" table:formula="of:=[.Q19]+([.Q19]*[.$P$2])" office:value-type="float" office:value="62225.3493663759" calcext:value-type="float">
            <text:p>62.225,35</text:p>
          </table:table-cell>
          <table:table-cell table:style-name="ce3" table:formula="of:=[.Q20]+[.R19]" office:value-type="float" office:value="178752.754374722" calcext:value-type="float">
            <text:p>178.752,75</text:p>
          </table:table-cell>
          <table:table-cell table:style-name="ce31"/>
          <table:table-cell table:style-name="ce19"/>
          <table:table-cell table:formula="of:=SUM([.E20];[.I20];[.M20])-[.Q20]" office:value-type="float" office:value="12484.4104327762" calcext:value-type="float">
            <text:p>12.484,41</text:p>
          </table:table-cell>
          <table:table-cell table:formula="of:=SUM([.F20];[.J20];[.N20])-[.R20]" office:value-type="float" office:value="39523.3606882588" calcext:value-type="float">
            <text:p>39.523,36</text:p>
          </table:table-cell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3" office:value-type="float" office:value="2040" calcext:value-type="float">
            <text:p>2040</text:p>
          </table:table-cell>
          <table:table-cell table:style-name="ce19"/>
          <table:table-cell table:style-name="ce31"/>
          <table:table-cell table:style-name="ce3" table:formula="of:=[.E20]+([.E20]*[.$E$2])" office:value-type="float" office:value="28554.2636511162" calcext:value-type="float">
            <text:p>28.554,26</text:p>
          </table:table-cell>
          <table:table-cell table:style-name="ce3" table:formula="of:=[.F20]+[.E21]" office:value-type="float" office:value="112531.930652553" calcext:value-type="float">
            <text:p>112.531,93</text:p>
          </table:table-cell>
          <table:table-cell table:style-name="ce19"/>
          <table:table-cell table:style-name="ce31"/>
          <table:table-cell table:style-name="ce3" table:formula="of:=[.I20]+([.I20]*[.$I$2])" office:value-type="float" office:value="2400" calcext:value-type="float">
            <text:p>2.400,00</text:p>
          </table:table-cell>
          <table:table-cell table:style-name="ce3" table:formula="of:=[.J20]+[.I21]" office:value-type="float" office:value="9600" calcext:value-type="float">
            <text:p>9.600,00</text:p>
          </table:table-cell>
          <table:table-cell table:style-name="ce19"/>
          <table:table-cell table:style-name="ce31"/>
          <table:table-cell table:style-name="ce3" table:formula="of:=[.M20]+([.M20]*[.$M$2])" office:value-type="float" office:value="45799.7400949194" calcext:value-type="float">
            <text:p>45.799,74</text:p>
          </table:table-cell>
          <table:table-cell table:style-name="ce3" table:formula="of:=[.N20]+[.M21]" office:value-type="float" office:value="172898.188156463" calcext:value-type="float">
            <text:p>172.898,19</text:p>
          </table:table-cell>
          <table:table-cell table:style-name="ce31"/>
          <table:table-cell table:style-name="ce31" table:formula="of:=[.P20]+([.P20]*[.$P$2])" office:value-type="float" office:value="5418.79084065523" calcext:value-type="float">
            <text:p>5.418,79</text:p>
          </table:table-cell>
          <table:table-cell table:style-name="ce31" table:formula="of:=[.Q20]+([.Q20]*[.$P$2])" office:value-type="float" office:value="65025.4900878628" calcext:value-type="float">
            <text:p>65.025,49</text:p>
          </table:table-cell>
          <table:table-cell table:style-name="ce3" table:formula="of:=[.Q21]+[.R20]" office:value-type="float" office:value="243778.244462584" calcext:value-type="float">
            <text:p>243.778,24</text:p>
          </table:table-cell>
          <table:table-cell table:style-name="ce31"/>
          <table:table-cell table:style-name="ce19"/>
          <table:table-cell table:formula="of:=SUM([.E21];[.I21];[.M21])-[.Q21]" office:value-type="float" office:value="11728.5136581727" calcext:value-type="float">
            <text:p>11.728,51</text:p>
          </table:table-cell>
          <table:table-cell table:formula="of:=SUM([.F21];[.J21];[.N21])-[.R21]" office:value-type="float" office:value="51251.8743464315" calcext:value-type="float">
            <text:p>51.251,87</text:p>
          </table:table-cell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3" office:value-type="float" office:value="2041" calcext:value-type="float">
            <text:p>2041</text:p>
          </table:table-cell>
          <table:table-cell table:style-name="ce19"/>
          <table:table-cell table:style-name="ce31"/>
          <table:table-cell table:style-name="ce3" table:formula="of:=[.E21]+([.E21]*[.$E$2])" office:value-type="float" office:value="28839.8062876274" calcext:value-type="float">
            <text:p>28.839,81</text:p>
          </table:table-cell>
          <table:table-cell table:style-name="ce3" table:formula="of:=[.F21]+[.E22]" office:value-type="float" office:value="141371.73694018" calcext:value-type="float">
            <text:p>141.371,74</text:p>
          </table:table-cell>
          <table:table-cell table:style-name="ce19"/>
          <table:table-cell table:style-name="ce31"/>
          <table:table-cell table:style-name="ce3" table:formula="of:=[.I21]+([.I21]*[.$I$2])" office:value-type="float" office:value="2400" calcext:value-type="float">
            <text:p>2.400,00</text:p>
          </table:table-cell>
          <table:table-cell table:style-name="ce3" table:formula="of:=[.J21]+[.I22]" office:value-type="float" office:value="12000" calcext:value-type="float">
            <text:p>12.000,00</text:p>
          </table:table-cell>
          <table:table-cell table:style-name="ce19"/>
          <table:table-cell table:style-name="ce31"/>
          <table:table-cell table:style-name="ce3" table:formula="of:=[.M21]+([.M21]*[.$M$2])" office:value-type="float" office:value="47631.7296987161" calcext:value-type="float">
            <text:p>47.631,73</text:p>
          </table:table-cell>
          <table:table-cell table:style-name="ce3" table:formula="of:=[.N21]+[.M22]" office:value-type="float" office:value="220529.917855179" calcext:value-type="float">
            <text:p>220.529,92</text:p>
          </table:table-cell>
          <table:table-cell table:style-name="ce31"/>
          <table:table-cell table:style-name="ce31" table:formula="of:=[.P21]+([.P21]*[.$P$2])" office:value-type="float" office:value="5662.63642848472" calcext:value-type="float">
            <text:p>5.662,64</text:p>
          </table:table-cell>
          <table:table-cell table:style-name="ce31" table:formula="of:=[.Q21]+([.Q21]*[.$P$2])" office:value-type="float" office:value="67951.6371418166" calcext:value-type="float">
            <text:p>67.951,64</text:p>
          </table:table-cell>
          <table:table-cell table:style-name="ce3" table:formula="of:=[.Q22]+[.R21]" office:value-type="float" office:value="311729.881604401" calcext:value-type="float">
            <text:p>311.729,88</text:p>
          </table:table-cell>
          <table:table-cell table:style-name="ce31"/>
          <table:table-cell table:style-name="ce19"/>
          <table:table-cell table:formula="of:=SUM([.E22];[.I22];[.M22])-[.Q22]" office:value-type="float" office:value="10919.8988445269" calcext:value-type="float">
            <text:p>10.919,90</text:p>
          </table:table-cell>
          <table:table-cell table:formula="of:=SUM([.F22];[.J22];[.N22])-[.R22]" office:value-type="float" office:value="62171.7731909584" calcext:value-type="float">
            <text:p>62.171,77</text:p>
          </table:table-cell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3" office:value-type="float" office:value="2042" calcext:value-type="float">
            <text:p>2042</text:p>
          </table:table-cell>
          <table:table-cell table:style-name="ce19"/>
          <table:table-cell table:style-name="ce31"/>
          <table:table-cell table:style-name="ce3" table:formula="of:=[.E22]+([.E22]*[.$E$2])" office:value-type="float" office:value="29128.2043505036" calcext:value-type="float">
            <text:p>29.128,20</text:p>
          </table:table-cell>
          <table:table-cell table:style-name="ce3" table:formula="of:=[.F22]+[.E23]" office:value-type="float" office:value="170499.941290684" calcext:value-type="float">
            <text:p>170.499,94</text:p>
          </table:table-cell>
          <table:table-cell table:style-name="ce19"/>
          <table:table-cell table:style-name="ce31"/>
          <table:table-cell table:style-name="ce3" table:formula="of:=[.I22]+([.I22]*[.$I$2])" office:value-type="float" office:value="2400" calcext:value-type="float">
            <text:p>2.400,00</text:p>
          </table:table-cell>
          <table:table-cell table:style-name="ce3" table:formula="of:=[.J22]+[.I23]" office:value-type="float" office:value="14400" calcext:value-type="float">
            <text:p>14.400,00</text:p>
          </table:table-cell>
          <table:table-cell table:style-name="ce19"/>
          <table:table-cell table:style-name="ce31"/>
          <table:table-cell table:style-name="ce3" table:formula="of:=[.M22]+([.M22]*[.$M$2])" office:value-type="float" office:value="49536.9988866648" calcext:value-type="float">
            <text:p>49.537,00</text:p>
          </table:table-cell>
          <table:table-cell table:style-name="ce3" table:formula="of:=[.N22]+[.M23]" office:value-type="float" office:value="270066.916741844" calcext:value-type="float">
            <text:p>270.066,92</text:p>
          </table:table-cell>
          <table:table-cell table:style-name="ce31"/>
          <table:table-cell table:style-name="ce31" table:formula="of:=[.P22]+([.P22]*[.$P$2])" office:value-type="float" office:value="5917.45506776653" calcext:value-type="float">
            <text:p>5.917,46</text:p>
          </table:table-cell>
          <table:table-cell table:style-name="ce31" table:formula="of:=[.Q22]+([.Q22]*[.$P$2])" office:value-type="float" office:value="71009.4608131984" calcext:value-type="float">
            <text:p>71.009,46</text:p>
          </table:table-cell>
          <table:table-cell table:style-name="ce3" table:formula="of:=[.Q23]+[.R22]" office:value-type="float" office:value="382739.342417599" calcext:value-type="float">
            <text:p>382.739,34</text:p>
          </table:table-cell>
          <table:table-cell table:style-name="ce31"/>
          <table:table-cell table:style-name="ce19"/>
          <table:table-cell table:formula="of:=SUM([.E23];[.I23];[.M23])-[.Q23]" office:value-type="float" office:value="10055.74242397" calcext:value-type="float">
            <text:p>10.055,74</text:p>
          </table:table-cell>
          <table:table-cell table:formula="of:=SUM([.F23];[.J23];[.N23])-[.R23]" office:value-type="float" office:value="72227.5156149284" calcext:value-type="float">
            <text:p>72.227,52</text:p>
          </table:table-cell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3" office:value-type="float" office:value="2043" calcext:value-type="float">
            <text:p>2043</text:p>
          </table:table-cell>
          <table:table-cell table:style-name="ce19"/>
          <table:table-cell table:style-name="ce31"/>
          <table:table-cell table:style-name="ce3" table:formula="of:=[.E23]+([.E23]*[.$E$2])" office:value-type="float" office:value="29419.4863940087" calcext:value-type="float">
            <text:p>29.419,49</text:p>
          </table:table-cell>
          <table:table-cell table:style-name="ce3" table:formula="of:=[.F23]+[.E24]" office:value-type="float" office:value="199919.427684693" calcext:value-type="float">
            <text:p>199.919,43</text:p>
          </table:table-cell>
          <table:table-cell table:style-name="ce19"/>
          <table:table-cell table:style-name="ce31"/>
          <table:table-cell table:style-name="ce3" table:formula="of:=[.I23]+([.I23]*[.$I$2])" office:value-type="float" office:value="2400" calcext:value-type="float">
            <text:p>2.400,00</text:p>
          </table:table-cell>
          <table:table-cell table:style-name="ce3" table:formula="of:=[.J23]+[.I24]" office:value-type="float" office:value="16800" calcext:value-type="float">
            <text:p>16.800,00</text:p>
          </table:table-cell>
          <table:table-cell table:style-name="ce19"/>
          <table:table-cell table:style-name="ce31"/>
          <table:table-cell table:style-name="ce3" table:formula="of:=[.M23]+([.M23]*[.$M$2])" office:value-type="float" office:value="51518.4788421314" calcext:value-type="float">
            <text:p>51.518,48</text:p>
          </table:table-cell>
          <table:table-cell table:style-name="ce3" table:formula="of:=[.N23]+[.M24]" office:value-type="float" office:value="321585.395583975" calcext:value-type="float">
            <text:p>321.585,40</text:p>
          </table:table-cell>
          <table:table-cell table:style-name="ce31"/>
          <table:table-cell table:style-name="ce31" table:formula="of:=[.P23]+([.P23]*[.$P$2])" office:value-type="float" office:value="6183.74054581603" calcext:value-type="float">
            <text:p>6.183,74</text:p>
          </table:table-cell>
          <table:table-cell table:style-name="ce31" table:formula="of:=[.Q23]+([.Q23]*[.$P$2])" office:value-type="float" office:value="74204.8865497923" calcext:value-type="float">
            <text:p>74.204,89</text:p>
          </table:table-cell>
          <table:table-cell table:style-name="ce3" table:formula="of:=[.Q24]+[.R23]" office:value-type="float" office:value="456944.228967392" calcext:value-type="float">
            <text:p>456.944,23</text:p>
          </table:table-cell>
          <table:table-cell table:style-name="ce31"/>
          <table:table-cell table:style-name="ce19"/>
          <table:table-cell table:formula="of:=SUM([.E24];[.I24];[.M24])-[.Q24]" office:value-type="float" office:value="9133.07868634774" calcext:value-type="float">
            <text:p>9.133,08</text:p>
          </table:table-cell>
          <table:table-cell table:formula="of:=SUM([.F24];[.J24];[.N24])-[.R24]" office:value-type="float" office:value="81360.5943012761" calcext:value-type="float">
            <text:p>81.360,59</text:p>
          </table:table-cell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3" office:value-type="float" office:value="2044" calcext:value-type="float">
            <text:p>2044</text:p>
          </table:table-cell>
          <table:table-cell table:style-name="ce19"/>
          <table:table-cell table:style-name="ce31"/>
          <table:table-cell table:style-name="ce3" table:formula="of:=[.E24]+([.E24]*[.$E$2])" office:value-type="float" office:value="29713.6812579488" calcext:value-type="float">
            <text:p>29.713,68</text:p>
          </table:table-cell>
          <table:table-cell table:style-name="ce3" table:formula="of:=[.F24]+[.E25]" office:value-type="float" office:value="229633.108942641" calcext:value-type="float">
            <text:p>229.633,11</text:p>
          </table:table-cell>
          <table:table-cell table:style-name="ce19"/>
          <table:table-cell table:style-name="ce31"/>
          <table:table-cell table:style-name="ce3" table:formula="of:=[.I24]+([.I24]*[.$I$2])" office:value-type="float" office:value="2400" calcext:value-type="float">
            <text:p>2.400,00</text:p>
          </table:table-cell>
          <table:table-cell table:style-name="ce3" table:formula="of:=[.J24]+[.I25]" office:value-type="float" office:value="19200" calcext:value-type="float">
            <text:p>19.200,00</text:p>
          </table:table-cell>
          <table:table-cell table:style-name="ce19"/>
          <table:table-cell table:style-name="ce31"/>
          <table:table-cell table:style-name="ce3" table:formula="of:=[.M24]+([.M24]*[.$M$2])" office:value-type="float" office:value="53579.2179958166" calcext:value-type="float">
            <text:p>53.579,22</text:p>
          </table:table-cell>
          <table:table-cell table:style-name="ce3" table:formula="of:=[.N24]+[.M25]" office:value-type="float" office:value="375164.613579792" calcext:value-type="float">
            <text:p>375.164,61</text:p>
          </table:table-cell>
          <table:table-cell table:style-name="ce31"/>
          <table:table-cell table:style-name="ce31" table:formula="of:=[.P24]+([.P24]*[.$P$2])" office:value-type="float" office:value="6462.00887037775" calcext:value-type="float">
            <text:p>6.462,01</text:p>
          </table:table-cell>
          <table:table-cell table:style-name="ce31" table:formula="of:=[.Q24]+([.Q24]*[.$P$2])" office:value-type="float" office:value="77544.106444533" calcext:value-type="float">
            <text:p>77.544,11</text:p>
          </table:table-cell>
          <table:table-cell table:style-name="ce3" table:formula="of:=[.Q25]+[.R24]" office:value-type="float" office:value="534488.335411925" calcext:value-type="float">
            <text:p>534.488,34</text:p>
          </table:table-cell>
          <table:table-cell table:style-name="ce31"/>
          <table:table-cell table:style-name="ce19"/>
          <table:table-cell table:formula="of:=SUM([.E25];[.I25];[.M25])-[.Q25]" office:value-type="float" office:value="8148.79280923242" calcext:value-type="float">
            <text:p>8.148,79</text:p>
          </table:table-cell>
          <table:table-cell table:formula="of:=SUM([.F25];[.J25];[.N25])-[.R25]" office:value-type="float" office:value="89509.3871105085" calcext:value-type="float">
            <text:p>89.509,39</text:p>
          </table:table-cell>
          <table:table-cell table:style-name="ce19" table:number-columns-repeated="173"/>
          <table:table-cell table:number-columns-repeated="1618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3" office:value-type="float" office:value="2045" calcext:value-type="float">
            <text:p>2045</text:p>
          </table:table-cell>
          <table:table-cell table:style-name="ce19"/>
          <table:table-cell table:style-name="ce31"/>
          <table:table-cell table:style-name="ce3" table:formula="of:=[.E25]+([.E25]*[.$E$2])" office:value-type="float" office:value="30010.8180705282" calcext:value-type="float">
            <text:p>30.010,82</text:p>
          </table:table-cell>
          <table:table-cell table:style-name="ce3" table:formula="of:=[.F25]+[.E26]" office:value-type="float" office:value="259643.927013169" calcext:value-type="float">
            <text:p>259.643,93</text:p>
          </table:table-cell>
          <table:table-cell table:style-name="ce19"/>
          <table:table-cell table:style-name="ce31"/>
          <table:table-cell table:style-name="ce3" table:formula="of:=[.I25]+([.I25]*[.$I$2])" office:value-type="float" office:value="2400" calcext:value-type="float">
            <text:p>2.400,00</text:p>
          </table:table-cell>
          <table:table-cell table:style-name="ce3" table:formula="of:=[.J25]+[.I26]" office:value-type="float" office:value="21600" calcext:value-type="float">
            <text:p>21.600,00</text:p>
          </table:table-cell>
          <table:table-cell table:style-name="ce19"/>
          <table:table-cell table:style-name="ce31"/>
          <table:table-cell table:style-name="ce3" table:formula="of:=[.M25]+([.M25]*[.$M$2])" office:value-type="float" office:value="55722.3867156493" calcext:value-type="float">
            <text:p>55.722,39</text:p>
          </table:table-cell>
          <table:table-cell table:style-name="ce3" table:formula="of:=[.N25]+[.M26]" office:value-type="float" office:value="430887.000295441" calcext:value-type="float">
            <text:p>430.887,00</text:p>
          </table:table-cell>
          <table:table-cell table:style-name="ce31"/>
          <table:table-cell table:style-name="ce31" table:formula="of:=[.P25]+([.P25]*[.$P$2])" office:value-type="float" office:value="6752.79926954474" calcext:value-type="float">
            <text:p>6.752,80</text:p>
          </table:table-cell>
          <table:table-cell table:style-name="ce31" table:formula="of:=[.Q25]+([.Q25]*[.$P$2])" office:value-type="float" office:value="81033.5912345369" calcext:value-type="float">
            <text:p>81.033,59</text:p>
          </table:table-cell>
          <table:table-cell table:style-name="ce3" table:formula="of:=[.Q26]+[.R25]" office:value-type="float" office:value="615521.926646462" calcext:value-type="float">
            <text:p>615.521,93</text:p>
          </table:table-cell>
          <table:table-cell table:style-name="ce31"/>
          <table:table-cell table:style-name="ce19"/>
          <table:table-cell table:formula="of:=SUM([.E26];[.I26];[.M26])-[.Q26]" office:value-type="float" office:value="7099.61355164058" calcext:value-type="float">
            <text:p>7.099,61</text:p>
          </table:table-cell>
          <table:table-cell table:formula="of:=SUM([.F26];[.J26];[.N26])-[.R26]" office:value-type="float" office:value="96609.0006621491" calcext:value-type="float">
            <text:p>96.609,00</text:p>
          </table:table-cell>
          <table:table-cell table:style-name="ce19" table:number-columns-repeated="1636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46" calcext:value-type="float">
            <text:p>2046</text:p>
          </table:table-cell>
          <table:table-cell/>
          <table:table-cell table:style-name="ce31"/>
          <table:table-cell table:style-name="ce3" table:formula="of:=[.E26]+([.E26]*[.$E$2])" office:value-type="float" office:value="30310.9262512335" calcext:value-type="float">
            <text:p>30.310,93</text:p>
          </table:table-cell>
          <table:table-cell table:style-name="ce3" table:formula="of:=[.F26]+[.E27]" office:value-type="float" office:value="289954.853264403" calcext:value-type="float">
            <text:p>289.954,85</text:p>
          </table:table-cell>
          <table:table-cell/>
          <table:table-cell table:style-name="ce31"/>
          <table:table-cell table:style-name="ce3" table:formula="of:=[.I26]+([.I26]*[.$I$2])" office:value-type="float" office:value="2400" calcext:value-type="float">
            <text:p>2.400,00</text:p>
          </table:table-cell>
          <table:table-cell table:style-name="ce3" table:formula="of:=[.J26]+[.I27]" office:value-type="float" office:value="24000" calcext:value-type="float">
            <text:p>24.000,00</text:p>
          </table:table-cell>
          <table:table-cell/>
          <table:table-cell table:style-name="ce31"/>
          <table:table-cell table:style-name="ce3" table:formula="of:=[.M26]+([.M26]*[.$M$2])" office:value-type="float" office:value="57951.2821842752" calcext:value-type="float">
            <text:p>57.951,28</text:p>
          </table:table-cell>
          <table:table-cell table:style-name="ce3" table:formula="of:=[.N26]+[.M27]" office:value-type="float" office:value="488838.282479716" calcext:value-type="float">
            <text:p>488.838,28</text:p>
          </table:table-cell>
          <table:table-cell table:style-name="ce3"/>
          <table:table-cell table:formula="of:=[.P26]+([.P26]*[.$P$2])" office:value-type="float" office:value="7056.67523667426" calcext:value-type="float">
            <text:p>7.056,68</text:p>
          </table:table-cell>
          <table:table-cell table:style-name="ce3" table:formula="of:=[.Q26]+([.Q26]*[.$P$2])" office:value-type="float" office:value="84680.1028400911" calcext:value-type="float">
            <text:p>84.680,10</text:p>
          </table:table-cell>
          <table:table-cell table:style-name="ce3" table:formula="of:=[.Q27]+[.R26]" office:value-type="float" office:value="700202.029486553" calcext:value-type="float">
            <text:p>700.202,03</text:p>
          </table:table-cell>
          <table:table-cell table:style-name="ce3"/>
          <table:table-cell/>
          <table:table-cell table:formula="of:=SUM([.E27];[.I27];[.M27])-[.Q27]" office:value-type="float" office:value="5982.10559541767" calcext:value-type="float">
            <text:p>5.982,11</text:p>
          </table:table-cell>
          <table:table-cell table:formula="of:=SUM([.F27];[.J27];[.N27])-[.R27]" office:value-type="float" office:value="102591.106257567" calcext:value-type="float">
            <text:p>102.591,11</text:p>
          </table:table-cell>
          <table:table-cell table:number-columns-repeated="16362"/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047" calcext:value-type="float">
            <text:p>2047</text:p>
          </table:table-cell>
          <table:table-cell table:style-name="ce19"/>
          <table:table-cell table:style-name="ce31"/>
          <table:table-cell table:style-name="ce3" table:formula="of:=[.E27]+([.E27]*[.$E$2])" office:value-type="float" office:value="30614.0355137459" calcext:value-type="float">
            <text:p>30.614,04</text:p>
          </table:table-cell>
          <table:table-cell table:style-name="ce3" table:formula="of:=[.F27]+[.E28]" office:value-type="float" office:value="320568.888778149" calcext:value-type="float">
            <text:p>320.568,89</text:p>
          </table:table-cell>
          <table:table-cell table:style-name="ce19"/>
          <table:table-cell table:style-name="ce31"/>
          <table:table-cell table:style-name="ce3" table:formula="of:=[.I27]+([.I27]*[.$I$2])" office:value-type="float" office:value="2400" calcext:value-type="float">
            <text:p>2.400,00</text:p>
          </table:table-cell>
          <table:table-cell table:style-name="ce3" table:formula="of:=[.J27]+[.I28]" office:value-type="float" office:value="26400" calcext:value-type="float">
            <text:p>26.400,00</text:p>
          </table:table-cell>
          <table:table-cell table:style-name="ce19"/>
          <table:table-cell table:style-name="ce31"/>
          <table:table-cell table:style-name="ce3" table:formula="of:=[.M27]+([.M27]*[.$M$2])" office:value-type="float" office:value="60269.3334716463" calcext:value-type="float">
            <text:p>60.269,33</text:p>
          </table:table-cell>
          <table:table-cell table:style-name="ce3" table:formula="of:=[.N27]+[.M28]" office:value-type="float" office:value="549107.615951363" calcext:value-type="float">
            <text:p>549.107,62</text:p>
          </table:table-cell>
          <table:table-cell table:style-name="ce31"/>
          <table:table-cell table:style-name="ce31" table:formula="of:=[.P27]+([.P27]*[.$P$2])" office:value-type="float" office:value="7374.2256223246" calcext:value-type="float">
            <text:p>7.374,23</text:p>
          </table:table-cell>
          <table:table-cell table:style-name="ce31" table:formula="of:=[.Q27]+([.Q27]*[.$P$2])" office:value-type="float" office:value="88490.7074678952" calcext:value-type="float">
            <text:p>88.490,71</text:p>
          </table:table-cell>
          <table:table-cell table:style-name="ce3" table:formula="of:=[.Q28]+[.R27]" office:value-type="float" office:value="788692.736954448" calcext:value-type="float">
            <text:p>788.692,74</text:p>
          </table:table-cell>
          <table:table-cell table:style-name="ce31"/>
          <table:table-cell table:style-name="ce19"/>
          <table:table-cell table:formula="of:=SUM([.E28];[.I28];[.M28])-[.Q28]" office:value-type="float" office:value="4792.66151749691" calcext:value-type="float">
            <text:p>4.792,66</text:p>
          </table:table-cell>
          <table:table-cell table:formula="of:=SUM([.F28];[.J28];[.N28])-[.R28]" office:value-type="float" office:value="107383.767775064" calcext:value-type="float">
            <text:p>107.383,77</text:p>
          </table:table-cell>
          <table:table-cell table:style-name="ce19" table:number-columns-repeated="1636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 table:style-name="ce3" table:formula="of:=[.E28]+([.E28]*[.$E$2])" office:value-type="float" office:value="30920.1758688833" calcext:value-type="float">
            <text:p>30.920,18</text:p>
          </table:table-cell>
          <table:table-cell table:style-name="ce3" table:formula="of:=[.F28]+[.E29]" office:value-type="float" office:value="351489.064647032" calcext:value-type="float">
            <text:p>351.489,06</text:p>
          </table:table-cell>
          <table:table-cell/>
          <table:table-cell table:style-name="Default"/>
          <table:table-cell table:style-name="ce3" table:formula="of:=[.I28]+([.I28]*[.$I$2])" office:value-type="float" office:value="2400" calcext:value-type="float">
            <text:p>2.400,00</text:p>
          </table:table-cell>
          <table:table-cell table:style-name="ce3" table:formula="of:=[.J28]+[.I29]" office:value-type="float" office:value="28800" calcext:value-type="float">
            <text:p>28.800,00</text:p>
          </table:table-cell>
          <table:table-cell/>
          <table:table-cell table:style-name="Default"/>
          <table:table-cell table:style-name="ce3" table:formula="of:=[.M28]+([.M28]*[.$M$2])" office:value-type="float" office:value="62680.1068105121" calcext:value-type="float">
            <text:p>62.680,11</text:p>
          </table:table-cell>
          <table:table-cell table:style-name="ce3" table:formula="of:=[.N28]+[.M29]" office:value-type="float" office:value="611787.722761875" calcext:value-type="float">
            <text:p>611.787,72</text:p>
          </table:table-cell>
          <table:table-cell table:style-name="ce3"/>
          <table:table-cell table:formula="of:=[.P28]+([.P28]*[.$P$2])" office:value-type="float" office:value="7706.06577532921" calcext:value-type="float">
            <text:p>7.706,07</text:p>
          </table:table-cell>
          <table:table-cell table:style-name="ce3" table:formula="of:=[.Q28]+([.Q28]*[.$P$2])" office:value-type="float" office:value="92472.7893039505" calcext:value-type="float">
            <text:p>92.472,79</text:p>
          </table:table-cell>
          <table:table-cell table:style-name="ce3" table:formula="of:=[.Q29]+[.R28]" office:value-type="float" office:value="881165.526258398" calcext:value-type="float">
            <text:p>881.165,53</text:p>
          </table:table-cell>
          <table:table-cell table:style-name="ce3"/>
          <table:table-cell/>
          <table:table-cell table:formula="of:=SUM([.E29];[.I29];[.M29])-[.Q29]" office:value-type="float" office:value="3527.49337544495" calcext:value-type="float">
            <text:p>3.527,49</text:p>
          </table:table-cell>
          <table:table-cell table:formula="of:=SUM([.F29];[.J29];[.N29])-[.R29]" office:value-type="float" office:value="110911.261150509" calcext:value-type="float">
            <text:p>110.911,26</text:p>
          </table:table-cell>
          <table:table-cell table:number-columns-repeated="1636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Default"/>
          <table:table-cell table:style-name="ce3" table:formula="of:=[.E29]+([.E29]*[.$E$2])" office:value-type="float" office:value="31229.3776275721" calcext:value-type="float">
            <text:p>31.229,38</text:p>
          </table:table-cell>
          <table:table-cell table:style-name="ce3" table:formula="of:=[.F29]+[.E30]" office:value-type="float" office:value="382718.442274604" calcext:value-type="float">
            <text:p>382.718,44</text:p>
          </table:table-cell>
          <table:table-cell/>
          <table:table-cell table:style-name="Default"/>
          <table:table-cell table:style-name="ce3" table:formula="of:=[.I29]+([.I29]*[.$I$2])" office:value-type="float" office:value="2400" calcext:value-type="float">
            <text:p>2.400,00</text:p>
          </table:table-cell>
          <table:table-cell table:style-name="ce3" table:formula="of:=[.J29]+[.I30]" office:value-type="float" office:value="31200" calcext:value-type="float">
            <text:p>31.200,00</text:p>
          </table:table-cell>
          <table:table-cell/>
          <table:table-cell table:style-name="Default"/>
          <table:table-cell table:style-name="ce3" table:formula="of:=[.M29]+([.M29]*[.$M$2])" office:value-type="float" office:value="65187.3110829326" calcext:value-type="float">
            <text:p>65.187,31</text:p>
          </table:table-cell>
          <table:table-cell table:style-name="ce3" table:formula="of:=[.N29]+[.M30]" office:value-type="float" office:value="676975.033844808" calcext:value-type="float">
            <text:p>676.975,03</text:p>
          </table:table-cell>
          <table:table-cell table:style-name="ce3"/>
          <table:table-cell table:formula="of:=[.P29]+([.P29]*[.$P$2])" office:value-type="float" office:value="8052.83873521902" calcext:value-type="float">
            <text:p>8.052,84</text:p>
          </table:table-cell>
          <table:table-cell table:style-name="ce3" table:formula="of:=[.Q29]+([.Q29]*[.$P$2])" office:value-type="float" office:value="96634.0648226283" calcext:value-type="float">
            <text:p>96.634,06</text:p>
          </table:table-cell>
          <table:table-cell table:style-name="ce3" table:formula="of:=[.Q30]+[.R29]" office:value-type="float" office:value="977799.591081027" calcext:value-type="float">
            <text:p>977.799,59</text:p>
          </table:table-cell>
          <table:table-cell table:style-name="ce3"/>
          <table:table-cell/>
          <table:table-cell table:formula="of:=SUM([.E30];[.I30];[.M30])-[.Q30]" office:value-type="float" office:value="2182.62388787649" calcext:value-type="float">
            <text:p>2.182,62</text:p>
          </table:table-cell>
          <table:table-cell table:formula="of:=SUM([.F30];[.J30];[.N30])-[.R30]" office:value-type="float" office:value="113093.885038385" calcext:value-type="float">
            <text:p>113.093,89</text:p>
          </table:table-cell>
          <table:table-cell table:number-columns-repeated="1636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0" calcext:value-type="float">
            <text:p>2050</text:p>
          </table:table-cell>
          <table:table-cell/>
          <table:table-cell table:style-name="Default"/>
          <table:table-cell table:style-name="ce3" table:formula="of:=[.E30]+([.E30]*[.$E$2])" office:value-type="float" office:value="31541.6714038479" calcext:value-type="float">
            <text:p>31.541,67</text:p>
          </table:table-cell>
          <table:table-cell table:style-name="ce3" table:formula="of:=[.F30]+[.E31]" office:value-type="float" office:value="414260.113678452" calcext:value-type="float">
            <text:p>414.260,11</text:p>
          </table:table-cell>
          <table:table-cell/>
          <table:table-cell table:style-name="Default"/>
          <table:table-cell table:style-name="ce3" table:formula="of:=[.I30]+([.I30]*[.$I$2])" office:value-type="float" office:value="2400" calcext:value-type="float">
            <text:p>2.400,00</text:p>
          </table:table-cell>
          <table:table-cell table:style-name="ce3" table:formula="of:=[.J30]+[.I31]" office:value-type="float" office:value="33600" calcext:value-type="float">
            <text:p>33.600,00</text:p>
          </table:table-cell>
          <table:table-cell/>
          <table:table-cell table:style-name="Default"/>
          <table:table-cell table:style-name="ce3" table:formula="of:=[.M30]+([.M30]*[.$M$2])" office:value-type="float" office:value="67794.8035262499" calcext:value-type="float">
            <text:p>67.794,80</text:p>
          </table:table-cell>
          <table:table-cell table:style-name="ce3" table:formula="of:=[.N30]+[.M31]" office:value-type="float" office:value="744769.837371058" calcext:value-type="float">
            <text:p>744.769,84</text:p>
          </table:table-cell>
          <table:table-cell table:style-name="ce3"/>
          <table:table-cell table:formula="of:=[.P30]+([.P30]*[.$P$2])" office:value-type="float" office:value="8415.21647830388" calcext:value-type="float">
            <text:p>8.415,22</text:p>
          </table:table-cell>
          <table:table-cell table:style-name="ce3" table:formula="of:=[.Q30]+([.Q30]*[.$P$2])" office:value-type="float" office:value="100982.597739647" calcext:value-type="float">
            <text:p>100.982,60</text:p>
          </table:table-cell>
          <table:table-cell table:style-name="ce3" table:formula="of:=[.Q31]+[.R30]" office:value-type="float" office:value="1078782.18882067" calcext:value-type="float">
            <text:p>1.078.782,19</text:p>
          </table:table-cell>
          <table:table-cell table:style-name="ce3"/>
          <table:table-cell/>
          <table:table-cell table:formula="of:=SUM([.E31];[.I31];[.M31])-[.Q31]" office:value-type="float" office:value="753.877190451254" calcext:value-type="float">
            <text:p>753,88</text:p>
          </table:table-cell>
          <table:table-cell table:formula="of:=SUM([.F31];[.J31];[.N31])-[.R31]" office:value-type="float" office:value="113847.762228837" calcext:value-type="float">
            <text:p>113.847,76</text:p>
          </table:table-cell>
          <table:table-cell table:number-columns-repeated="1636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Default"/>
          <table:table-cell table:style-name="ce3" table:formula="of:=[.E31]+([.E31]*[.$E$2])" office:value-type="float" office:value="31857.0881178863" calcext:value-type="float">
            <text:p>31.857,09</text:p>
          </table:table-cell>
          <table:table-cell table:style-name="ce3" table:formula="of:=[.F31]+[.E32]" office:value-type="float" office:value="446117.201796339" calcext:value-type="float">
            <text:p>446.117,20</text:p>
          </table:table-cell>
          <table:table-cell/>
          <table:table-cell table:style-name="Default"/>
          <table:table-cell table:style-name="ce3" table:formula="of:=[.I31]+([.I31]*[.$I$2])" office:value-type="float" office:value="2400" calcext:value-type="float">
            <text:p>2.400,00</text:p>
          </table:table-cell>
          <table:table-cell table:style-name="ce3" table:formula="of:=[.J31]+[.I32]" office:value-type="float" office:value="36000" calcext:value-type="float">
            <text:p>36.000,00</text:p>
          </table:table-cell>
          <table:table-cell/>
          <table:table-cell table:style-name="Default"/>
          <table:table-cell table:style-name="ce3" table:formula="of:=[.M31]+([.M31]*[.$M$2])" office:value-type="float" office:value="70506.5956672999" calcext:value-type="float">
            <text:p>70.506,60</text:p>
          </table:table-cell>
          <table:table-cell table:style-name="ce3" table:formula="of:=[.N31]+[.M32]" office:value-type="float" office:value="815276.433038357" calcext:value-type="float">
            <text:p>815.276,43</text:p>
          </table:table-cell>
          <table:table-cell table:style-name="ce3"/>
          <table:table-cell table:formula="of:=[.P31]+([.P31]*[.$P$2])" office:value-type="float" office:value="8793.90121982755" calcext:value-type="float">
            <text:p>8.793,90</text:p>
          </table:table-cell>
          <table:table-cell table:style-name="ce3" table:formula="of:=[.Q31]+([.Q31]*[.$P$2])" office:value-type="float" office:value="105526.814637931" calcext:value-type="float">
            <text:p>105.526,81</text:p>
          </table:table-cell>
          <table:table-cell table:style-name="ce3" table:formula="of:=[.Q32]+[.R31]" office:value-type="float" office:value="1184309.0034586" calcext:value-type="float">
            <text:p>1.184.309,00</text:p>
          </table:table-cell>
          <table:table-cell table:style-name="ce3"/>
          <table:table-cell/>
          <table:table-cell table:formula="of:=SUM([.E32];[.I32];[.M32])-[.Q32]" office:value-type="float" office:value="-763.130852744362" calcext:value-type="float">
            <text:p>-763,13</text:p>
          </table:table-cell>
          <table:table-cell table:formula="of:=SUM([.F32];[.J32];[.N32])-[.R32]" office:value-type="float" office:value="113084.631376092" calcext:value-type="float">
            <text:p>113.084,63</text:p>
          </table:table-cell>
          <table:table-cell table:number-columns-repeated="1636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52" calcext:value-type="float">
            <text:p>2052</text:p>
          </table:table-cell>
          <table:table-cell/>
          <table:table-cell table:style-name="Default"/>
          <table:table-cell table:style-name="ce3" table:formula="of:=[.E32]+([.E32]*[.$E$2])" office:value-type="float" office:value="32175.6589990652" calcext:value-type="float">
            <text:p>32.175,66</text:p>
          </table:table-cell>
          <table:table-cell table:style-name="ce3" table:formula="of:=[.F32]+[.E33]" office:value-type="float" office:value="478292.860795404" calcext:value-type="float">
            <text:p>478.292,86</text:p>
          </table:table-cell>
          <table:table-cell/>
          <table:table-cell table:style-name="Default"/>
          <table:table-cell table:style-name="ce3" table:formula="of:=[.I32]+([.I32]*[.$I$2])" office:value-type="float" office:value="2400" calcext:value-type="float">
            <text:p>2.400,00</text:p>
          </table:table-cell>
          <table:table-cell table:style-name="ce3" table:formula="of:=[.J32]+[.I33]" office:value-type="float" office:value="38400" calcext:value-type="float">
            <text:p>38.400,00</text:p>
          </table:table-cell>
          <table:table-cell/>
          <table:table-cell table:style-name="Default"/>
          <table:table-cell table:style-name="ce3" table:formula="of:=[.M32]+([.M32]*[.$M$2])" office:value-type="float" office:value="73326.8594939919" calcext:value-type="float">
            <text:p>73.326,86</text:p>
          </table:table-cell>
          <table:table-cell table:style-name="ce3" table:formula="of:=[.N32]+[.M33]" office:value-type="float" office:value="888603.292532349" calcext:value-type="float">
            <text:p>888.603,29</text:p>
          </table:table-cell>
          <table:table-cell table:style-name="ce3"/>
          <table:table-cell table:formula="of:=[.P32]+([.P32]*[.$P$2])" office:value-type="float" office:value="9189.62677471979" calcext:value-type="float">
            <text:p>9.189,63</text:p>
          </table:table-cell>
          <table:table-cell table:style-name="ce3" table:formula="of:=[.Q32]+([.Q32]*[.$P$2])" office:value-type="float" office:value="110275.521296638" calcext:value-type="float">
            <text:p>110.275,52</text:p>
          </table:table-cell>
          <table:table-cell table:style-name="ce3" table:formula="of:=[.Q33]+[.R32]" office:value-type="float" office:value="1294584.52475524" calcext:value-type="float">
            <text:p>1.294.584,52</text:p>
          </table:table-cell>
          <table:table-cell table:style-name="ce3"/>
          <table:table-cell/>
          <table:table-cell table:formula="of:=SUM([.E33];[.I33];[.M33])-[.Q33]" office:value-type="float" office:value="-2373.00280358038" calcext:value-type="float">
            <text:p>-2.373,00</text:p>
          </table:table-cell>
          <table:table-cell table:formula="of:=SUM([.F33];[.J33];[.N33])-[.R33]" office:value-type="float" office:value="110711.628572512" calcext:value-type="float">
            <text:p>110.711,63</text:p>
          </table:table-cell>
          <table:table-cell table:number-columns-repeated="1636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Default"/>
          <table:table-cell table:style-name="ce3" table:formula="of:=[.E33]+([.E33]*[.$E$2])" office:value-type="float" office:value="32497.4155890559" calcext:value-type="float">
            <text:p>32.497,42</text:p>
          </table:table-cell>
          <table:table-cell table:style-name="ce3" table:formula="of:=[.F33]+[.E34]" office:value-type="float" office:value="510790.27638446" calcext:value-type="float">
            <text:p>510.790,28</text:p>
          </table:table-cell>
          <table:table-cell/>
          <table:table-cell table:style-name="Default"/>
          <table:table-cell table:style-name="ce3" table:formula="of:=[.I33]+([.I33]*[.$I$2])" office:value-type="float" office:value="2400" calcext:value-type="float">
            <text:p>2.400,00</text:p>
          </table:table-cell>
          <table:table-cell table:style-name="ce3" table:formula="of:=[.J33]+[.I34]" office:value-type="float" office:value="40800" calcext:value-type="float">
            <text:p>40.800,00</text:p>
          </table:table-cell>
          <table:table-cell/>
          <table:table-cell table:style-name="Default"/>
          <table:table-cell table:style-name="ce3" table:formula="of:=[.M33]+([.M33]*[.$M$2])" office:value-type="float" office:value="76259.9338737516" calcext:value-type="float">
            <text:p>76.259,93</text:p>
          </table:table-cell>
          <table:table-cell table:style-name="ce3" table:formula="of:=[.N33]+[.M34]" office:value-type="float" office:value="964863.226406101" calcext:value-type="float">
            <text:p>964.863,23</text:p>
          </table:table-cell>
          <table:table-cell table:style-name="ce3"/>
          <table:table-cell table:formula="of:=[.P33]+([.P33]*[.$P$2])" office:value-type="float" office:value="9603.15997958218" calcext:value-type="float">
            <text:p>9.603,16</text:p>
          </table:table-cell>
          <table:table-cell table:style-name="ce3" table:formula="of:=[.Q33]+([.Q33]*[.$P$2])" office:value-type="float" office:value="115237.919754986" calcext:value-type="float">
            <text:p>115.237,92</text:p>
          </table:table-cell>
          <table:table-cell table:style-name="ce3" table:formula="of:=[.Q34]+[.R33]" office:value-type="float" office:value="1409822.44451023" calcext:value-type="float">
            <text:p>1.409.822,44</text:p>
          </table:table-cell>
          <table:table-cell table:style-name="ce3"/>
          <table:table-cell/>
          <table:table-cell table:formula="of:=SUM([.E34];[.I34];[.M34])-[.Q34]" office:value-type="float" office:value="-4080.57029217875" calcext:value-type="float">
            <text:p>-4.080,57</text:p>
          </table:table-cell>
          <table:table-cell table:formula="of:=SUM([.F34];[.J34];[.N34])-[.R34]" office:value-type="float" office:value="106631.058280333" calcext:value-type="float">
            <text:p>106.631,06</text:p>
          </table:table-cell>
          <table:table-cell table:number-columns-repeated="1636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54" calcext:value-type="float">
            <text:p>2054</text:p>
          </table:table-cell>
          <table:table-cell/>
          <table:table-cell table:style-name="Default"/>
          <table:table-cell table:style-name="ce3" table:formula="of:=[.E34]+([.E34]*[.$E$2])" office:value-type="float" office:value="32822.3897449464" calcext:value-type="float">
            <text:p>32.822,39</text:p>
          </table:table-cell>
          <table:table-cell table:style-name="ce3" table:formula="of:=[.F34]+[.E35]" office:value-type="float" office:value="543612.666129406" calcext:value-type="float">
            <text:p>543.612,67</text:p>
          </table:table-cell>
          <table:table-cell/>
          <table:table-cell table:style-name="Default"/>
          <table:table-cell table:style-name="ce3" table:formula="of:=[.I34]+([.I34]*[.$I$2])" office:value-type="float" office:value="2400" calcext:value-type="float">
            <text:p>2.400,00</text:p>
          </table:table-cell>
          <table:table-cell table:style-name="ce3" table:formula="of:=[.J34]+[.I35]" office:value-type="float" office:value="43200" calcext:value-type="float">
            <text:p>43.200,00</text:p>
          </table:table-cell>
          <table:table-cell/>
          <table:table-cell table:style-name="Default"/>
          <table:table-cell table:style-name="ce3" table:formula="of:=[.M34]+([.M34]*[.$M$2])" office:value-type="float" office:value="79310.3312287017" calcext:value-type="float">
            <text:p>79.310,33</text:p>
          </table:table-cell>
          <table:table-cell table:style-name="ce3" table:formula="of:=[.N34]+[.M35]" office:value-type="float" office:value="1044173.5576348" calcext:value-type="float">
            <text:p>1.044.173,56</text:p>
          </table:table-cell>
          <table:table-cell table:style-name="ce3"/>
          <table:table-cell table:formula="of:=[.P34]+([.P34]*[.$P$2])" office:value-type="float" office:value="10035.3021786634" calcext:value-type="float">
            <text:p>10.035,30</text:p>
          </table:table-cell>
          <table:table-cell table:style-name="ce3" table:formula="of:=[.Q34]+([.Q34]*[.$P$2])" office:value-type="float" office:value="120423.626143961" calcext:value-type="float">
            <text:p>120.423,63</text:p>
          </table:table-cell>
          <table:table-cell table:style-name="ce3" table:formula="of:=[.Q35]+[.R34]" office:value-type="float" office:value="1530246.07065419" calcext:value-type="float">
            <text:p>1.530.246,07</text:p>
          </table:table-cell>
          <table:table-cell table:style-name="ce3"/>
          <table:table-cell/>
          <table:table-cell table:formula="of:=SUM([.E35];[.I35];[.M35])-[.Q35]" office:value-type="float" office:value="-5890.90517031249" calcext:value-type="float">
            <text:p>-5.890,91</text:p>
          </table:table-cell>
          <table:table-cell table:formula="of:=SUM([.F35];[.J35];[.N35])-[.R35]" office:value-type="float" office:value="100740.153110021" calcext:value-type="float">
            <text:p>100.740,15</text:p>
          </table:table-cell>
          <table:table-cell table:number-columns-repeated="1636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55" calcext:value-type="float">
            <text:p>2055</text:p>
          </table:table-cell>
          <table:table-cell/>
          <table:table-cell table:style-name="Default"/>
          <table:table-cell table:style-name="ce3" table:formula="of:=[.E35]+([.E35]*[.$E$2])" office:value-type="float" office:value="33150.6136423959" calcext:value-type="float">
            <text:p>33.150,61</text:p>
          </table:table-cell>
          <table:table-cell table:style-name="ce3" table:formula="of:=[.F35]+[.E36]" office:value-type="float" office:value="576763.279771802" calcext:value-type="float">
            <text:p>576.763,28</text:p>
          </table:table-cell>
          <table:table-cell/>
          <table:table-cell table:style-name="Default"/>
          <table:table-cell table:style-name="ce3" table:formula="of:=[.I35]+([.I35]*[.$I$2])" office:value-type="float" office:value="2400" calcext:value-type="float">
            <text:p>2.400,00</text:p>
          </table:table-cell>
          <table:table-cell table:style-name="ce3" table:formula="of:=[.J35]+[.I36]" office:value-type="float" office:value="45600" calcext:value-type="float">
            <text:p>45.600,00</text:p>
          </table:table-cell>
          <table:table-cell/>
          <table:table-cell table:style-name="Default"/>
          <table:table-cell table:style-name="ce3" table:formula="of:=[.M35]+([.M35]*[.$M$2])" office:value-type="float" office:value="82482.7444778497" calcext:value-type="float">
            <text:p>82.482,74</text:p>
          </table:table-cell>
          <table:table-cell table:style-name="ce3" table:formula="of:=[.N35]+[.M36]" office:value-type="float" office:value="1126656.30211265" calcext:value-type="float">
            <text:p>1.126.656,30</text:p>
          </table:table-cell>
          <table:table-cell table:style-name="ce3"/>
          <table:table-cell table:formula="of:=[.P35]+([.P35]*[.$P$2])" office:value-type="float" office:value="10486.8907767032" calcext:value-type="float">
            <text:p>10.486,89</text:p>
          </table:table-cell>
          <table:table-cell table:style-name="ce3" table:formula="of:=[.Q35]+([.Q35]*[.$P$2])" office:value-type="float" office:value="125842.689320439" calcext:value-type="float">
            <text:p>125.842,69</text:p>
          </table:table-cell>
          <table:table-cell table:style-name="ce3" table:formula="of:=[.Q36]+[.R35]" office:value-type="float" office:value="1656088.75997463" calcext:value-type="float">
            <text:p>1.656.088,76</text:p>
          </table:table-cell>
          <table:table-cell table:style-name="ce3"/>
          <table:table-cell/>
          <table:table-cell table:formula="of:=SUM([.E36];[.I36];[.M36])-[.Q36]" office:value-type="float" office:value="-7809.33120019319" calcext:value-type="float">
            <text:p>-7.809,33</text:p>
          </table:table-cell>
          <table:table-cell table:formula="of:=SUM([.F36];[.J36];[.N36])-[.R36]" office:value-type="float" office:value="92930.8219098274" calcext:value-type="float">
            <text:p>92.930,82</text:p>
          </table:table-cell>
          <table:table-cell table:number-columns-repeated="1636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Default"/>
          <table:table-cell table:style-name="ce3" table:formula="of:=[.E36]+([.E36]*[.$E$2])" office:value-type="float" office:value="33482.1197788198" calcext:value-type="float">
            <text:p>33.482,12</text:p>
          </table:table-cell>
          <table:table-cell table:style-name="ce3" table:formula="of:=[.F36]+[.E37]" office:value-type="float" office:value="610245.399550622" calcext:value-type="float">
            <text:p>610.245,40</text:p>
          </table:table-cell>
          <table:table-cell/>
          <table:table-cell table:style-name="Default"/>
          <table:table-cell table:style-name="ce3" table:formula="of:=[.I36]+([.I36]*[.$I$2])" office:value-type="float" office:value="2400" calcext:value-type="float">
            <text:p>2.400,00</text:p>
          </table:table-cell>
          <table:table-cell table:style-name="ce3" table:formula="of:=[.J36]+[.I37]" office:value-type="float" office:value="48000" calcext:value-type="float">
            <text:p>48.000,00</text:p>
          </table:table-cell>
          <table:table-cell/>
          <table:table-cell table:style-name="Default"/>
          <table:table-cell table:style-name="ce3" table:formula="of:=[.M36]+([.M36]*[.$M$2])" office:value-type="float" office:value="85782.0542569637" calcext:value-type="float">
            <text:p>85.782,05</text:p>
          </table:table-cell>
          <table:table-cell table:style-name="ce3" table:formula="of:=[.N36]+[.M37]" office:value-type="float" office:value="1212438.35636962" calcext:value-type="float">
            <text:p>1.212.438,36</text:p>
          </table:table-cell>
          <table:table-cell table:style-name="ce3"/>
          <table:table-cell table:formula="of:=[.P36]+([.P36]*[.$P$2])" office:value-type="float" office:value="10958.8008616549" calcext:value-type="float">
            <text:p>10.958,80</text:p>
          </table:table-cell>
          <table:table-cell table:style-name="ce3" table:formula="of:=[.Q36]+([.Q36]*[.$P$2])" office:value-type="float" office:value="131505.610339859" calcext:value-type="float">
            <text:p>131.505,61</text:p>
          </table:table-cell>
          <table:table-cell table:style-name="ce3" table:formula="of:=[.Q37]+[.R36]" office:value-type="float" office:value="1787594.37031449" calcext:value-type="float">
            <text:p>1.787.594,37</text:p>
          </table:table-cell>
          <table:table-cell table:style-name="ce3"/>
          <table:table-cell/>
          <table:table-cell table:formula="of:=SUM([.E37];[.I37];[.M37])-[.Q37]" office:value-type="float" office:value="-9841.436304075" calcext:value-type="float">
            <text:p>-9.841,44</text:p>
          </table:table-cell>
          <table:table-cell table:formula="of:=SUM([.F37];[.J37];[.N37])-[.R37]" office:value-type="float" office:value="83089.3856057525" calcext:value-type="float">
            <text:p>83.089,39</text:p>
          </table:table-cell>
          <table:table-cell table:number-columns-repeated="1636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57" calcext:value-type="float">
            <text:p>2057</text:p>
          </table:table-cell>
          <table:table-cell/>
          <table:table-cell table:style-name="Default"/>
          <table:table-cell table:style-name="ce3" table:formula="of:=[.E37]+([.E37]*[.$E$2])" office:value-type="float" office:value="33816.940976608" calcext:value-type="float">
            <text:p>33.816,94</text:p>
          </table:table-cell>
          <table:table-cell table:style-name="ce3" table:formula="of:=[.F37]+[.E38]" office:value-type="float" office:value="644062.34052723" calcext:value-type="float">
            <text:p>644.062,34</text:p>
          </table:table-cell>
          <table:table-cell/>
          <table:table-cell table:style-name="Default"/>
          <table:table-cell table:style-name="ce3" table:formula="of:=[.I37]+([.I37]*[.$I$2])" office:value-type="float" office:value="2400" calcext:value-type="float">
            <text:p>2.400,00</text:p>
          </table:table-cell>
          <table:table-cell table:style-name="ce3" table:formula="of:=[.J37]+[.I38]" office:value-type="float" office:value="50400" calcext:value-type="float">
            <text:p>50.400,00</text:p>
          </table:table-cell>
          <table:table-cell/>
          <table:table-cell table:style-name="Default"/>
          <table:table-cell table:style-name="ce3" table:formula="of:=[.M37]+([.M37]*[.$M$2])" office:value-type="float" office:value="89213.3364272423" calcext:value-type="float">
            <text:p>89.213,34</text:p>
          </table:table-cell>
          <table:table-cell table:style-name="ce3" table:formula="of:=[.N37]+[.M38]" office:value-type="float" office:value="1301651.69279686" calcext:value-type="float">
            <text:p>1.301.651,69</text:p>
          </table:table-cell>
          <table:table-cell table:style-name="ce3"/>
          <table:table-cell table:formula="of:=[.P37]+([.P37]*[.$P$2])" office:value-type="float" office:value="11451.9469004294" calcext:value-type="float">
            <text:p>11.451,95</text:p>
          </table:table-cell>
          <table:table-cell table:style-name="ce3" table:formula="of:=[.Q37]+([.Q37]*[.$P$2])" office:value-type="float" office:value="137423.362805152" calcext:value-type="float">
            <text:p>137.423,36</text:p>
          </table:table-cell>
          <table:table-cell table:style-name="ce3" table:formula="of:=[.Q38]+[.R37]" office:value-type="float" office:value="1925017.73311964" calcext:value-type="float">
            <text:p>1.925.017,73</text:p>
          </table:table-cell>
          <table:table-cell table:style-name="ce3"/>
          <table:table-cell/>
          <table:table-cell table:formula="of:=SUM([.E38];[.I38];[.M38])-[.Q38]" office:value-type="float" office:value="-11993.0854013019" calcext:value-type="float">
            <text:p>-11.993,09</text:p>
          </table:table-cell>
          <table:table-cell table:formula="of:=SUM([.F38];[.J38];[.N38])-[.R38]" office:value-type="float" office:value="71096.3002044507" calcext:value-type="float">
            <text:p>71.096,30</text:p>
          </table:table-cell>
          <table:table-cell table:number-columns-repeated="1636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Default"/>
          <table:table-cell table:style-name="ce3" table:formula="of:=[.E38]+([.E38]*[.$E$2])" office:value-type="float" office:value="34155.1103863741" calcext:value-type="float">
            <text:p>34.155,11</text:p>
          </table:table-cell>
          <table:table-cell table:style-name="ce3" table:formula="of:=[.F38]+[.E39]" office:value-type="float" office:value="678217.450913604" calcext:value-type="float">
            <text:p>678.217,45</text:p>
          </table:table-cell>
          <table:table-cell/>
          <table:table-cell table:style-name="Default"/>
          <table:table-cell table:style-name="ce3" table:formula="of:=[.I38]+([.I38]*[.$I$2])" office:value-type="float" office:value="2400" calcext:value-type="float">
            <text:p>2.400,00</text:p>
          </table:table-cell>
          <table:table-cell table:style-name="ce3" table:formula="of:=[.J38]+[.I39]" office:value-type="float" office:value="52800" calcext:value-type="float">
            <text:p>52.800,00</text:p>
          </table:table-cell>
          <table:table-cell/>
          <table:table-cell table:style-name="Default"/>
          <table:table-cell table:style-name="ce3" table:formula="of:=[.M38]+([.M38]*[.$M$2])" office:value-type="float" office:value="92781.8698843319" calcext:value-type="float">
            <text:p>92.781,87</text:p>
          </table:table-cell>
          <table:table-cell table:style-name="ce3" table:formula="of:=[.N38]+[.M39]" office:value-type="float" office:value="1394433.56268119" calcext:value-type="float">
            <text:p>1.394.433,56</text:p>
          </table:table-cell>
          <table:table-cell table:style-name="ce3"/>
          <table:table-cell table:formula="of:=[.P38]+([.P38]*[.$P$2])" office:value-type="float" office:value="11967.2845109487" calcext:value-type="float">
            <text:p>11.967,28</text:p>
          </table:table-cell>
          <table:table-cell table:style-name="ce3" table:formula="of:=[.Q38]+([.Q38]*[.$P$2])" office:value-type="float" office:value="143607.414131384" calcext:value-type="float">
            <text:p>143.607,41</text:p>
          </table:table-cell>
          <table:table-cell table:style-name="ce3" table:formula="of:=[.Q39]+[.R38]" office:value-type="float" office:value="2068625.14725102" calcext:value-type="float">
            <text:p>2.068.625,15</text:p>
          </table:table-cell>
          <table:table-cell table:style-name="ce3"/>
          <table:table-cell/>
          <table:table-cell table:formula="of:=SUM([.E39];[.I39];[.M39])-[.Q39]" office:value-type="float" office:value="-14270.433860678" calcext:value-type="float">
            <text:p>-14.270,43</text:p>
          </table:table-cell>
          <table:table-cell table:formula="of:=SUM([.F39];[.J39];[.N39])-[.R39]" office:value-type="float" office:value="56825.8663437725" calcext:value-type="float">
            <text:p>56.825,87</text:p>
          </table:table-cell>
          <table:table-cell table:number-columns-repeated="1636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59" calcext:value-type="float">
            <text:p>2059</text:p>
          </table:table-cell>
          <table:table-cell/>
          <table:table-cell table:style-name="Default"/>
          <table:table-cell table:style-name="ce3" table:formula="of:=[.E39]+([.E39]*[.$E$2])" office:value-type="float" office:value="34496.6614902379" calcext:value-type="float">
            <text:p>34.496,66</text:p>
          </table:table-cell>
          <table:table-cell table:style-name="ce3" table:formula="of:=[.F39]+[.E40]" office:value-type="float" office:value="712714.112403842" calcext:value-type="float">
            <text:p>712.714,11</text:p>
          </table:table-cell>
          <table:table-cell/>
          <table:table-cell table:style-name="Default"/>
          <table:table-cell table:style-name="ce3" table:formula="of:=[.I39]+([.I39]*[.$I$2])" office:value-type="float" office:value="2400" calcext:value-type="float">
            <text:p>2.400,00</text:p>
          </table:table-cell>
          <table:table-cell table:style-name="ce3" table:formula="of:=[.J39]+[.I40]" office:value-type="float" office:value="55200" calcext:value-type="float">
            <text:p>55.200,00</text:p>
          </table:table-cell>
          <table:table-cell/>
          <table:table-cell table:style-name="Default"/>
          <table:table-cell table:style-name="ce3" table:formula="of:=[.M39]+([.M39]*[.$M$2])" office:value-type="float" office:value="96493.1446797052" calcext:value-type="float">
            <text:p>96.493,14</text:p>
          </table:table-cell>
          <table:table-cell table:style-name="ce3" table:formula="of:=[.N39]+[.M40]" office:value-type="float" office:value="1490926.7073609" calcext:value-type="float">
            <text:p>1.490.926,71</text:p>
          </table:table-cell>
          <table:table-cell table:style-name="ce3"/>
          <table:table-cell table:formula="of:=[.P39]+([.P39]*[.$P$2])" office:value-type="float" office:value="12505.8123139414" calcext:value-type="float">
            <text:p>12.505,81</text:p>
          </table:table-cell>
          <table:table-cell table:style-name="ce3" table:formula="of:=[.Q39]+([.Q39]*[.$P$2])" office:value-type="float" office:value="150069.747767296" calcext:value-type="float">
            <text:p>150.069,75</text:p>
          </table:table-cell>
          <table:table-cell table:style-name="ce3" table:formula="of:=[.Q40]+[.R39]" office:value-type="float" office:value="2218694.89501832" calcext:value-type="float">
            <text:p>2.218.694,90</text:p>
          </table:table-cell>
          <table:table-cell table:style-name="ce3"/>
          <table:table-cell/>
          <table:table-cell table:formula="of:=SUM([.E40];[.I40];[.M40])-[.Q40]" office:value-type="float" office:value="-16679.9415973532" calcext:value-type="float">
            <text:p>-16.679,94</text:p>
          </table:table-cell>
          <table:table-cell table:formula="of:=SUM([.F40];[.J40];[.N40])-[.R40]" office:value-type="float" office:value="40145.9247464193" calcext:value-type="float">
            <text:p>40.145,92</text:p>
          </table:table-cell>
          <table:table-cell table:number-columns-repeated="16362"/>
        </table:table-row>
        <table:table-row table:style-name="ro1" table:number-rows-repeated="11">
          <table:table-cell table:number-columns-repeated="4"/>
          <table:table-cell table:style-name="ce3" table:number-columns-repeated="2"/>
          <table:table-cell/>
          <table:table-cell table:style-name="Default"/>
          <table:table-cell table:style-name="ce3" table:number-columns-repeated="2"/>
          <table:table-cell/>
          <table:table-cell table:style-name="Default"/>
          <table:table-cell table:style-name="ce3" table:number-columns-repeated="3"/>
          <table:table-cell/>
          <table:table-cell table:style-name="ce3" table:number-columns-repeated="3"/>
          <table:table-cell table:number-columns-repeated="16365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33:14.232131537</meta:creation-date>
    <meta:generator>LibreOffice/7.4.7.2$Linux_X86_64 LibreOffice_project/40$Build-2</meta:generator>
    <dc:date>2025-07-20T21:42:50.354100970</dc:date>
    <meta:editing-duration>PT15H56M33S</meta:editing-duration>
    <meta:editing-cycles>34</meta:editing-cycles>
    <dc:creator>steffen</dc:creator>
    <meta:document-statistic meta:table-count="1" meta:cell-count="433" meta:object-count="0"/>
  </office:meta>
</office:document-meta>
</file>